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2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35cm" fo:min-width="3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cm" fo:min-width="1.4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cm" fo:min-width="2.04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cm" fo:min-width="2.1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5.5cm" svg:x="2.5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59cm" svg:height="0.962cm" svg:x="2.6cm" svg:y="5.938cm">
          <draw:text-box>
            <text:p>node1</text:p>
          </draw:text-box>
        </draw:frame>
        <draw:custom-shape draw:style-name="gr3" draw:text-style-name="P1" draw:layer="layout" svg:width="4.1cm" svg:height="6.6cm" svg:x="7.9cm" svg:y="4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59cm" svg:height="0.962cm" svg:x="8.215cm" svg:y="5.079cm">
          <draw:text-box>
            <text:p>node2</text:p>
          </draw:text-box>
        </draw:frame>
        <draw:custom-shape draw:style-name="gr1" draw:text-style-name="P1" draw:layer="layout" svg:width="4.1cm" svg:height="5.5cm" svg:x="13.5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59cm" svg:height="0.962cm" svg:x="13.6cm" svg:y="5.938cm">
          <draw:text-box>
            <text:p>node3</text:p>
          </draw:text-box>
        </draw:frame>
        <draw:custom-shape draw:style-name="gr1" draw:text-style-name="P1" draw:layer="layout" svg:width="4.1cm" svg:height="5.5cm" svg:x="2.5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59cm" svg:height="0.962cm" svg:x="2.6cm" svg:y="13.838cm">
          <draw:text-box>
            <text:p>node4</text:p>
          </draw:text-box>
        </draw:frame>
        <draw:custom-shape draw:style-name="gr1" draw:text-style-name="P1" draw:layer="layout" svg:width="4.1cm" svg:height="5.5cm" svg:x="7.9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59cm" svg:height="0.962cm" svg:x="8cm" svg:y="13.838cm">
          <draw:text-box>
            <text:p>node5</text:p>
          </draw:text-box>
        </draw:frame>
        <draw:custom-shape draw:style-name="gr4" draw:text-style-name="P1" draw:layer="layout" svg:width="2.7cm" svg:height="1.2cm" svg:x="2.9cm" svg:y="9.9cm">
          <text:p text:style-name="P3">et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1.2cm" svg:x="8.401cm" svg:y="9.901cm">
          <text:p text:style-name="P3">et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1.2cm" svg:x="14.301cm" svg:y="9.901cm">
          <text:p text:style-name="P3">et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99cm" svg:height="1.2cm" svg:x="2.501cm" svg:y="8.501cm">
          <text:p text:style-name="P3">keepal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99cm" svg:height="1.2cm" svg:x="7.901cm" svg:y="8.502cm">
          <text:p text:style-name="P3">keepal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99cm" svg:height="1.2cm" svg:x="13.801cm" svg:y="8.502cm">
          <text:p text:style-name="P3">keepal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99cm" svg:height="1.2cm" svg:x="2.501cm" svg:y="7.202cm">
          <text:p text:style-name="P3">m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99cm" svg:height="1.2cm" svg:x="7.901cm" svg:y="7.203cm">
          <text:p text:style-name="P3">m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cm" svg:height="1.2cm" svg:x="13.7cm" svg:y="7.1cm">
          <text:p text:style-name="P3">Kube-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cm" svg:height="1.2cm" svg:x="7.9cm" svg:y="17.3cm">
          <text:p text:style-name="P3">Kube-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cm" svg:height="1.2cm" svg:x="2.8cm" svg:y="17.4cm">
          <text:p text:style-name="P3">Kube-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cm" svg:height="1.2cm" svg:x="8.2cm" svg:y="5.9cm">
          <text:p text:style-name="P3">Kube-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e Liu</meta:initial-creator>
    <meta:creation-date>2017-06-01T11:24:00.827158293</meta:creation-date>
    <dc:date>2017-06-01T11:45:49.739347516</dc:date>
    <dc:creator>Gene Liu</dc:creator>
    <meta:editing-duration>PT21M48S</meta:editing-duration>
    <meta:editing-cycles>4</meta:editing-cycles>
    <meta:generator>LibreOffice/5.1.6.2$Linux_X86_64 LibreOffice_project/10m0$Build-2</meta:generator>
    <meta:document-statistic meta:object-count="22"/>
  </office:meta>
</office:document-meta>
</file>